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16.7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837cm"/>
    </style:style>
    <style:style style:name="co13" style:family="table-column">
      <style:table-column-properties fo:break-before="auto" style:column-width="3.482cm"/>
    </style:style>
    <style:style style:name="co14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5"/>
        <table:table-column table:style-name="co11" table:default-cell-style-name="ce7"/>
        <table:table-column table:style-name="co11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10001">
            <text:p>SNOANTMEN01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ENER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2933632.46166666">
            <text:p>2933632,46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10001','2014-01-31','---','-------------------------','2110104020000000001','SCGCMP','SNOANTMEN010001','H','PROVISION ANTIGUEDAD DE PRESTACIONES SOCIALES NOMINA MENSUAL ENERO 2014',2933632,46166666,0);">
            <text:p>INSERT INTO scg_dt_cmp VALUES('0001','SCGCMP','SNOANTMEN010001','2014-01-31','---','-------------------------','2110104020000000001','SCGCMP','SNOANTMEN010001','H','PROVISION ANTIGUEDAD DE PRESTACIONES SOCIALES NOMINA MENSUAL ENERO 2014',2933632,46166666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14999.57">
            <text:p>114.999,57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10001','2014-01-31','---','-------------------------','6110800002000000001','SCGCMP','SNOANTMEN010001','D','PROVISION ANTIGUEDAD DE PRESTACIONES SOCIALES NOMINA MENSUAL ENERO 2014',114999,57,1);">
            <text:p>INSERT INTO scg_dt_cmp VALUES('0001','SCGCMP','SNOANTMEN010001','2014-01-31','---','-------------------------','6110800002000000001','SCGCMP','SNOANTMEN010001','D','PROVISION ANTIGUEDAD DE PRESTACIONES SOCIALES NOMINA MENSUAL ENERO 2014',114999,5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1964.47">
            <text:p>21.964,47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10001','2014-01-31','---','-------------------------','6110800002903000001','SCGCMP','SNOANTMEN010001','D','PROVISION ANTIGUEDAD DE PRESTACIONES SOCIALES NOMINA MENSUAL ENERO 2014',21964,47,2);">
            <text:p>INSERT INTO scg_dt_cmp VALUES('0001','SCGCMP','SNOANTMEN010001','2014-01-31','---','-------------------------','6110800002903000001','SCGCMP','SNOANTMEN010001','D','PROVISION ANTIGUEDAD DE PRESTACIONES SOCIALES NOMINA MENSUAL ENERO 2014',21964,4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8904.43">
            <text:p>8.904,43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10001','2014-01-31','---','-------------------------','6110800002303000001','SCGCMP','SNOANTMEN010001','D','PROVISION ANTIGUEDAD DE PRESTACIONES SOCIALES NOMINA MENSUAL ENERO 2014',8904,43,3);">
            <text:p>INSERT INTO scg_dt_cmp VALUES('0001','SCGCMP','SNOANTMEN010001','2014-01-31','---','-------------------------','6110800002303000001','SCGCMP','SNOANTMEN010001','D','PROVISION ANTIGUEDAD DE PRESTACIONES SOCIALES NOMINA MENSUAL ENERO 2014',8904,43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33218.2916666667">
            <text:p>33.218,29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10001','2014-01-31','---','-------------------------','6110800002003000001','SCGCMP','SNOANTMEN010001','D','PROVISION ANTIGUEDAD DE PRESTACIONES SOCIALES NOMINA MENSUAL ENERO 2014',33218,2916666667,4);">
            <text:p>INSERT INTO scg_dt_cmp VALUES('0001','SCGCMP','SNOANTMEN010001','2014-01-31','---','-------------------------','6110800002003000001','SCGCMP','SNOANTMEN010001','D','PROVISION ANTIGUEDAD DE PRESTACIONES SOCIALES NOMINA MENSUAL ENERO 2014',33218,29166666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3004.7">
            <text:p>13.004,70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10001','2014-01-31','---','-------------------------','6110800003003000001','SCGCMP','SNOANTMEN010001','D','PROVISION ANTIGUEDAD DE PRESTACIONES SOCIALES NOMINA MENSUAL ENERO 2014',13004,7,5);">
            <text:p>INSERT INTO scg_dt_cmp VALUES('0001','SCGCMP','SNOANTMEN010001','2014-01-31','---','-------------------------','6110800003003000001','SCGCMP','SNOANTMEN010001','D','PROVISION ANTIGUEDAD DE PRESTACIONES SOCIALES NOMINA MENSUAL ENERO 2014',13004,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21013.18">
            <text:p>21.013,18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10001','2014-01-31','---','-------------------------','6110800003500000001','SCGCMP','SNOANTMEN010001','D','PROVISION ANTIGUEDAD DE PRESTACIONES SOCIALES NOMINA MENSUAL ENERO 2014',21013,18,6);">
            <text:p>INSERT INTO scg_dt_cmp VALUES('0001','SCGCMP','SNOANTMEN010001','2014-01-31','---','-------------------------','6110800003500000001','SCGCMP','SNOANTMEN010001','D','PROVISION ANTIGUEDAD DE PRESTACIONES SOCIALES NOMINA MENSUAL ENERO 2014',21013,18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17631.77">
            <text:p>17.631,77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10001','2014-01-31','---','-------------------------','6110800004509000001','SCGCMP','SNOANTMEN010001','D','PROVISION ANTIGUEDAD DE PRESTACIONES SOCIALES NOMINA MENSUAL ENERO 2014',17631,77,7);">
            <text:p>INSERT INTO scg_dt_cmp VALUES('0001','SCGCMP','SNOANTMEN010001','2014-01-31','---','-------------------------','6110800004509000001','SCGCMP','SNOANTMEN010001','D','PROVISION ANTIGUEDAD DE PRESTACIONES SOCIALES NOMINA MENSUAL ENERO 2014',17631,77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3285.45">
            <text:p>3.285,45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10001','2014-01-31','---','-------------------------','6110800003800000001','SCGCMP','SNOANTMEN010001','D','PROVISION ANTIGUEDAD DE PRESTACIONES SOCIALES NOMINA MENSUAL ENERO 2014',3285,45,8);">
            <text:p>INSERT INTO scg_dt_cmp VALUES('0001','SCGCMP','SNOANTMEN010001','2014-01-31','---','-------------------------','6110800003800000001','SCGCMP','SNOANTMEN010001','D','PROVISION ANTIGUEDAD DE PRESTACIONES SOCIALES NOMINA MENSUAL ENERO 2014',3285,4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23022.05">
            <text:p>23.022,05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10001','2014-01-31','---','-------------------------','6110800001100000001','SCGCMP','SNOANTMEN010001','D','PROVISION ANTIGUEDAD DE PRESTACIONES SOCIALES NOMINA MENSUAL ENERO 2014',23022,05,9);">
            <text:p>INSERT INTO scg_dt_cmp VALUES('0001','SCGCMP','SNOANTMEN010001','2014-01-31','---','-------------------------','6110800001100000001','SCGCMP','SNOANTMEN010001','D','PROVISION ANTIGUEDAD DE PRESTACIONES SOCIALES NOMINA MENSUAL ENERO 2014',23022,05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3690.5">
            <text:p>13.690,5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10001','2014-01-31','---','-------------------------','6110800002802000001','SCGCMP','SNOANTMEN010001','D','PROVISION ANTIGUEDAD DE PRESTACIONES SOCIALES NOMINA MENSUAL ENERO 2014',13690,5,10);">
            <text:p>INSERT INTO scg_dt_cmp VALUES('0001','SCGCMP','SNOANTMEN010001','2014-01-31','---','-------------------------','6110800002802000001','SCGCMP','SNOANTMEN010001','D','PROVISION ANTIGUEDAD DE PRESTACIONES SOCIALES NOMINA MENSUAL ENERO 2014',13690,5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7745.1">
            <text:p>17.745,10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10001','2014-01-31','---','-------------------------','6110800002501000001','SCGCMP','SNOANTMEN010001','D','PROVISION ANTIGUEDAD DE PRESTACIONES SOCIALES NOMINA MENSUAL ENERO 2014',17745,1,11);">
            <text:p>INSERT INTO scg_dt_cmp VALUES('0001','SCGCMP','SNOANTMEN010001','2014-01-31','---','-------------------------','6110800002501000001','SCGCMP','SNOANTMEN010001','D','PROVISION ANTIGUEDAD DE PRESTACIONES SOCIALES NOMINA MENSUAL ENERO 2014',17745,1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42559.1">
            <text:p>42.559,10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10001','2014-01-31','---','-------------------------','6110800003203000001','SCGCMP','SNOANTMEN010001','D','PROVISION ANTIGUEDAD DE PRESTACIONES SOCIALES NOMINA MENSUAL ENERO 2014',42559,1,12);">
            <text:p>INSERT INTO scg_dt_cmp VALUES('0001','SCGCMP','SNOANTMEN010001','2014-01-31','---','-------------------------','6110800003203000001','SCGCMP','SNOANTMEN010001','D','PROVISION ANTIGUEDAD DE PRESTACIONES SOCIALES NOMINA MENSUAL ENERO 2014',42559,1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36235.91">
            <text:p>36.235,91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10001','2014-01-31','---','-------------------------','6110800002902000001','SCGCMP','SNOANTMEN010001','D','PROVISION ANTIGUEDAD DE PRESTACIONES SOCIALES NOMINA MENSUAL ENERO 2014',36235,91,13);">
            <text:p>INSERT INTO scg_dt_cmp VALUES('0001','SCGCMP','SNOANTMEN010001','2014-01-31','---','-------------------------','6110800002902000001','SCGCMP','SNOANTMEN010001','D','PROVISION ANTIGUEDAD DE PRESTACIONES SOCIALES NOMINA MENSUAL ENERO 2014',36235,91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59161.73">
            <text:p>59.161,73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10001','2014-01-31','---','-------------------------','6110800004501000001','SCGCMP','SNOANTMEN010001','D','PROVISION ANTIGUEDAD DE PRESTACIONES SOCIALES NOMINA MENSUAL ENERO 2014',59161,73,14);">
            <text:p>INSERT INTO scg_dt_cmp VALUES('0001','SCGCMP','SNOANTMEN010001','2014-01-31','---','-------------------------','6110800004501000001','SCGCMP','SNOANTMEN010001','D','PROVISION ANTIGUEDAD DE PRESTACIONES SOCIALES NOMINA MENSUAL ENERO 2014',59161,73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4003">
            <text:p>14.003,00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10001','2014-01-31','---','-------------------------','6110800002701000001','SCGCMP','SNOANTMEN010001','D','PROVISION ANTIGUEDAD DE PRESTACIONES SOCIALES NOMINA MENSUAL ENERO 2014',14003,15);">
            <text:p>INSERT INTO scg_dt_cmp VALUES('0001','SCGCMP','SNOANTMEN010001','2014-01-31','---','-------------------------','6110800002701000001','SCGCMP','SNOANTMEN010001','D','PROVISION ANTIGUEDAD DE PRESTACIONES SOCIALES NOMINA MENSUAL ENERO 2014',14003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4256.88">
            <text:p>4.256,88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10001','2014-01-31','---','-------------------------','6110800002808000001','SCGCMP','SNOANTMEN010001','D','PROVISION ANTIGUEDAD DE PRESTACIONES SOCIALES NOMINA MENSUAL ENERO 2014',4256,88,16);">
            <text:p>INSERT INTO scg_dt_cmp VALUES('0001','SCGCMP','SNOANTMEN010001','2014-01-31','---','-------------------------','6110800002808000001','SCGCMP','SNOANTMEN010001','D','PROVISION ANTIGUEDAD DE PRESTACIONES SOCIALES NOMINA MENSUAL ENERO 2014',4256,88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8642.05">
            <text:p>8.642,05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10001','2014-01-31','---','-------------------------','6110800002102000001','SCGCMP','SNOANTMEN010001','D','PROVISION ANTIGUEDAD DE PRESTACIONES SOCIALES NOMINA MENSUAL ENERO 2014',8642,05,17);">
            <text:p>INSERT INTO scg_dt_cmp VALUES('0001','SCGCMP','SNOANTMEN010001','2014-01-31','---','-------------------------','6110800002102000001','SCGCMP','SNOANTMEN010001','D','PROVISION ANTIGUEDAD DE PRESTACIONES SOCIALES NOMINA MENSUAL ENERO 2014',8642,0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60672.46">
            <text:p>160.672,46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10001','2014-01-31','---','-------------------------','6110800004503000001','SCGCMP','SNOANTMEN010001','D','PROVISION ANTIGUEDAD DE PRESTACIONES SOCIALES NOMINA MENSUAL ENERO 2014',160672,46,18);">
            <text:p>INSERT INTO scg_dt_cmp VALUES('0001','SCGCMP','SNOANTMEN010001','2014-01-31','---','-------------------------','6110800004503000001','SCGCMP','SNOANTMEN010001','D','PROVISION ANTIGUEDAD DE PRESTACIONES SOCIALES NOMINA MENSUAL ENERO 2014',160672,46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13183.2">
            <text:p>13.183,20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10001','2014-01-31','---','-------------------------','6110800001200000001','SCGCMP','SNOANTMEN010001','D','PROVISION ANTIGUEDAD DE PRESTACIONES SOCIALES NOMINA MENSUAL ENERO 2014',13183,2,19);">
            <text:p>INSERT INTO scg_dt_cmp VALUES('0001','SCGCMP','SNOANTMEN010001','2014-01-31','---','-------------------------','6110800001200000001','SCGCMP','SNOANTMEN010001','D','PROVISION ANTIGUEDAD DE PRESTACIONES SOCIALES NOMINA MENSUAL ENERO 2014',13183,2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28508.77">
            <text:p>28.508,77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10001','2014-01-31','---','-------------------------','6110800003304000001','SCGCMP','SNOANTMEN010001','D','PROVISION ANTIGUEDAD DE PRESTACIONES SOCIALES NOMINA MENSUAL ENERO 2014',28508,77,20);">
            <text:p>INSERT INTO scg_dt_cmp VALUES('0001','SCGCMP','SNOANTMEN010001','2014-01-31','---','-------------------------','6110800003304000001','SCGCMP','SNOANTMEN010001','D','PROVISION ANTIGUEDAD DE PRESTACIONES SOCIALES NOMINA MENSUAL ENERO 2014',28508,77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1340.95">
            <text:p>11.340,95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10001','2014-01-31','---','-------------------------','6110800002502000001','SCGCMP','SNOANTMEN010001','D','PROVISION ANTIGUEDAD DE PRESTACIONES SOCIALES NOMINA MENSUAL ENERO 2014',11340,95,21);">
            <text:p>INSERT INTO scg_dt_cmp VALUES('0001','SCGCMP','SNOANTMEN010001','2014-01-31','---','-------------------------','6110800002502000001','SCGCMP','SNOANTMEN010001','D','PROVISION ANTIGUEDAD DE PRESTACIONES SOCIALES NOMINA MENSUAL ENERO 2014',11340,95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1693.92">
            <text:p>11.693,92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10001','2014-01-31','---','-------------------------','6110800002600000001','SCGCMP','SNOANTMEN010001','D','PROVISION ANTIGUEDAD DE PRESTACIONES SOCIALES NOMINA MENSUAL ENERO 2014',11693,92,22);">
            <text:p>INSERT INTO scg_dt_cmp VALUES('0001','SCGCMP','SNOANTMEN010001','2014-01-31','---','-------------------------','6110800002600000001','SCGCMP','SNOANTMEN010001','D','PROVISION ANTIGUEDAD DE PRESTACIONES SOCIALES NOMINA MENSUAL ENERO 2014',11693,92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39622.29">
            <text:p>39.622,29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10001','2014-01-31','---','-------------------------','6110800004502000001','SCGCMP','SNOANTMEN010001','D','PROVISION ANTIGUEDAD DE PRESTACIONES SOCIALES NOMINA MENSUAL ENERO 2014',39622,29,23);">
            <text:p>INSERT INTO scg_dt_cmp VALUES('0001','SCGCMP','SNOANTMEN010001','2014-01-31','---','-------------------------','6110800004502000001','SCGCMP','SNOANTMEN010001','D','PROVISION ANTIGUEDAD DE PRESTACIONES SOCIALES NOMINA MENSUAL ENERO 2014',39622,29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5389.47">
            <text:p>35.389,47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10001','2014-01-31','---','-------------------------','6110800003400000001','SCGCMP','SNOANTMEN010001','D','PROVISION ANTIGUEDAD DE PRESTACIONES SOCIALES NOMINA MENSUAL ENERO 2014',35389,47,24);">
            <text:p>INSERT INTO scg_dt_cmp VALUES('0001','SCGCMP','SNOANTMEN010001','2014-01-31','---','-------------------------','6110800003400000001','SCGCMP','SNOANTMEN010001','D','PROVISION ANTIGUEDAD DE PRESTACIONES SOCIALES NOMINA MENSUAL ENERO 2014',35389,47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2090.2">
            <text:p>2.090,20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10001','2014-01-31','---','-------------------------','6110800004200000001','SCGCMP','SNOANTMEN010001','D','PROVISION ANTIGUEDAD DE PRESTACIONES SOCIALES NOMINA MENSUAL ENERO 2014',2090,2,25);">
            <text:p>INSERT INTO scg_dt_cmp VALUES('0001','SCGCMP','SNOANTMEN010001','2014-01-31','---','-------------------------','6110800004200000001','SCGCMP','SNOANTMEN010001','D','PROVISION ANTIGUEDAD DE PRESTACIONES SOCIALES NOMINA MENSUAL ENERO 2014',2090,2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5071.55">
            <text:p>5.071,5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10001','2014-01-31','---','-------------------------','6110800004602000001','SCGCMP','SNOANTMEN010001','D','PROVISION ANTIGUEDAD DE PRESTACIONES SOCIALES NOMINA MENSUAL ENERO 2014',5071,55,26);">
            <text:p>INSERT INTO scg_dt_cmp VALUES('0001','SCGCMP','SNOANTMEN010001','2014-01-31','---','-------------------------','6110800004602000001','SCGCMP','SNOANTMEN010001','D','PROVISION ANTIGUEDAD DE PRESTACIONES SOCIALES NOMINA MENSUAL ENERO 2014',5071,5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30588.69">
            <text:p>30.588,69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10001','2014-01-31','---','-------------------------','6110800002503000001','SCGCMP','SNOANTMEN010001','D','PROVISION ANTIGUEDAD DE PRESTACIONES SOCIALES NOMINA MENSUAL ENERO 2014',30588,69,27);">
            <text:p>INSERT INTO scg_dt_cmp VALUES('0001','SCGCMP','SNOANTMEN010001','2014-01-31','---','-------------------------','6110800002503000001','SCGCMP','SNOANTMEN010001','D','PROVISION ANTIGUEDAD DE PRESTACIONES SOCIALES NOMINA MENSUAL ENERO 2014',30588,69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24932.7">
            <text:p>24.932,70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10001','2014-01-31','---','-------------------------','6110800004201000001','SCGCMP','SNOANTMEN010001','D','PROVISION ANTIGUEDAD DE PRESTACIONES SOCIALES NOMINA MENSUAL ENERO 2014',24932,7,28);">
            <text:p>INSERT INTO scg_dt_cmp VALUES('0001','SCGCMP','SNOANTMEN010001','2014-01-31','---','-------------------------','6110800004201000001','SCGCMP','SNOANTMEN010001','D','PROVISION ANTIGUEDAD DE PRESTACIONES SOCIALES NOMINA MENSUAL ENERO 2014',24932,7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7483.85">
            <text:p>7.483,85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10001','2014-01-31','---','-------------------------','6110800002806000001','SCGCMP','SNOANTMEN010001','D','PROVISION ANTIGUEDAD DE PRESTACIONES SOCIALES NOMINA MENSUAL ENERO 2014',7483,85,29);">
            <text:p>INSERT INTO scg_dt_cmp VALUES('0001','SCGCMP','SNOANTMEN010001','2014-01-31','---','-------------------------','6110800002806000001','SCGCMP','SNOANTMEN010001','D','PROVISION ANTIGUEDAD DE PRESTACIONES SOCIALES NOMINA MENSUAL ENERO 2014',7483,85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65654.16">
            <text:p>65.654,16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10001','2014-01-31','---','-------------------------','6110800003104000001','SCGCMP','SNOANTMEN010001','D','PROVISION ANTIGUEDAD DE PRESTACIONES SOCIALES NOMINA MENSUAL ENERO 2014',65654,16,30);">
            <text:p>INSERT INTO scg_dt_cmp VALUES('0001','SCGCMP','SNOANTMEN010001','2014-01-31','---','-------------------------','6110800003104000001','SCGCMP','SNOANTMEN010001','D','PROVISION ANTIGUEDAD DE PRESTACIONES SOCIALES NOMINA MENSUAL ENERO 2014',65654,16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4967.05">
            <text:p>14.967,05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10001','2014-01-31','---','-------------------------','6110800002005000001','SCGCMP','SNOANTMEN010001','D','PROVISION ANTIGUEDAD DE PRESTACIONES SOCIALES NOMINA MENSUAL ENERO 2014',14967,05,31);">
            <text:p>INSERT INTO scg_dt_cmp VALUES('0001','SCGCMP','SNOANTMEN010001','2014-01-31','---','-------------------------','6110800002005000001','SCGCMP','SNOANTMEN010001','D','PROVISION ANTIGUEDAD DE PRESTACIONES SOCIALES NOMINA MENSUAL ENERO 2014',14967,0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32714.92">
            <text:p>32.714,92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10001','2014-01-31','---','-------------------------','6110800003001000001','SCGCMP','SNOANTMEN010001','D','PROVISION ANTIGUEDAD DE PRESTACIONES SOCIALES NOMINA MENSUAL ENERO 2014',32714,92,32);">
            <text:p>INSERT INTO scg_dt_cmp VALUES('0001','SCGCMP','SNOANTMEN010001','2014-01-31','---','-------------------------','6110800003001000001','SCGCMP','SNOANTMEN010001','D','PROVISION ANTIGUEDAD DE PRESTACIONES SOCIALES NOMINA MENSUAL ENERO 2014',32714,92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14889.85">
            <text:p>14.889,85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10001','2014-01-31','---','-------------------------','6110800003103000001','SCGCMP','SNOANTMEN010001','D','PROVISION ANTIGUEDAD DE PRESTACIONES SOCIALES NOMINA MENSUAL ENERO 2014',14889,85,33);">
            <text:p>INSERT INTO scg_dt_cmp VALUES('0001','SCGCMP','SNOANTMEN010001','2014-01-31','---','-------------------------','6110800003103000001','SCGCMP','SNOANTMEN010001','D','PROVISION ANTIGUEDAD DE PRESTACIONES SOCIALES NOMINA MENSUAL ENERO 2014',14889,85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538.3">
            <text:p>1.538,30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10001','2014-01-31','---','-------------------------','6110800002104000001','SCGCMP','SNOANTMEN010001','D','PROVISION ANTIGUEDAD DE PRESTACIONES SOCIALES NOMINA MENSUAL ENERO 2014',1538,3,34);">
            <text:p>INSERT INTO scg_dt_cmp VALUES('0001','SCGCMP','SNOANTMEN010001','2014-01-31','---','-------------------------','6110800002104000001','SCGCMP','SNOANTMEN010001','D','PROVISION ANTIGUEDAD DE PRESTACIONES SOCIALES NOMINA MENSUAL ENERO 2014',1538,3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101130.61">
            <text:p>101.130,61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10001','2014-01-31','---','-------------------------','6110800004505000001','SCGCMP','SNOANTMEN010001','D','PROVISION ANTIGUEDAD DE PRESTACIONES SOCIALES NOMINA MENSUAL ENERO 2014',101130,61,35);">
            <text:p>INSERT INTO scg_dt_cmp VALUES('0001','SCGCMP','SNOANTMEN010001','2014-01-31','---','-------------------------','6110800004505000001','SCGCMP','SNOANTMEN010001','D','PROVISION ANTIGUEDAD DE PRESTACIONES SOCIALES NOMINA MENSUAL ENERO 2014',101130,61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19420.45">
            <text:p>19.420,4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10001','2014-01-31','---','-------------------------','6110800003600000001','SCGCMP','SNOANTMEN010001','D','PROVISION ANTIGUEDAD DE PRESTACIONES SOCIALES NOMINA MENSUAL ENERO 2014',19420,45,36);">
            <text:p>INSERT INTO scg_dt_cmp VALUES('0001','SCGCMP','SNOANTMEN010001','2014-01-31','---','-------------------------','6110800003600000001','SCGCMP','SNOANTMEN010001','D','PROVISION ANTIGUEDAD DE PRESTACIONES SOCIALES NOMINA MENSUAL ENERO 2014',19420,4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9330.8">
            <text:p>9.330,80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10001','2014-01-31','---','-------------------------','6110800003902000001','SCGCMP','SNOANTMEN010001','D','PROVISION ANTIGUEDAD DE PRESTACIONES SOCIALES NOMINA MENSUAL ENERO 2014',9330,8,37);">
            <text:p>INSERT INTO scg_dt_cmp VALUES('0001','SCGCMP','SNOANTMEN010001','2014-01-31','---','-------------------------','6110800003902000001','SCGCMP','SNOANTMEN010001','D','PROVISION ANTIGUEDAD DE PRESTACIONES SOCIALES NOMINA MENSUAL ENERO 2014',9330,8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22384.84">
            <text:p>22.384,84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10001','2014-01-31','---','-------------------------','6110800003701000001','SCGCMP','SNOANTMEN010001','D','PROVISION ANTIGUEDAD DE PRESTACIONES SOCIALES NOMINA MENSUAL ENERO 2014',22384,84,38);">
            <text:p>INSERT INTO scg_dt_cmp VALUES('0001','SCGCMP','SNOANTMEN010001','2014-01-31','---','-------------------------','6110800003701000001','SCGCMP','SNOANTMEN010001','D','PROVISION ANTIGUEDAD DE PRESTACIONES SOCIALES NOMINA MENSUAL ENERO 2014',22384,84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28915.03">
            <text:p>28.915,03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10001','2014-01-31','---','-------------------------','6110800003200000001','SCGCMP','SNOANTMEN010001','D','PROVISION ANTIGUEDAD DE PRESTACIONES SOCIALES NOMINA MENSUAL ENERO 2014',28915,03,39);">
            <text:p>INSERT INTO scg_dt_cmp VALUES('0001','SCGCMP','SNOANTMEN010001','2014-01-31','---','-------------------------','6110800003200000001','SCGCMP','SNOANTMEN010001','D','PROVISION ANTIGUEDAD DE PRESTACIONES SOCIALES NOMINA MENSUAL ENERO 2014',28915,03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28766.09">
            <text:p>28.766,09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10001','2014-01-31','---','-------------------------','6110800001301000001','SCGCMP','SNOANTMEN010001','D','PROVISION ANTIGUEDAD DE PRESTACIONES SOCIALES NOMINA MENSUAL ENERO 2014',28766,09,40);">
            <text:p>INSERT INTO scg_dt_cmp VALUES('0001','SCGCMP','SNOANTMEN010001','2014-01-31','---','-------------------------','6110800001301000001','SCGCMP','SNOANTMEN010001','D','PROVISION ANTIGUEDAD DE PRESTACIONES SOCIALES NOMINA MENSUAL ENERO 2014',28766,09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59542.35">
            <text:p>59.542,3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10001','2014-01-31','---','-------------------------','6110800004202000001','SCGCMP','SNOANTMEN010001','D','PROVISION ANTIGUEDAD DE PRESTACIONES SOCIALES NOMINA MENSUAL ENERO 2014',59542,35,41);">
            <text:p>INSERT INTO scg_dt_cmp VALUES('0001','SCGCMP','SNOANTMEN010001','2014-01-31','---','-------------------------','6110800004202000001','SCGCMP','SNOANTMEN010001','D','PROVISION ANTIGUEDAD DE PRESTACIONES SOCIALES NOMINA MENSUAL ENERO 2014',59542,3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29242.94">
            <text:p>29.242,94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10001','2014-01-31','---','-------------------------','6110800004506000001','SCGCMP','SNOANTMEN010001','D','PROVISION ANTIGUEDAD DE PRESTACIONES SOCIALES NOMINA MENSUAL ENERO 2014',29242,94,42);">
            <text:p>INSERT INTO scg_dt_cmp VALUES('0001','SCGCMP','SNOANTMEN010001','2014-01-31','---','-------------------------','6110800004506000001','SCGCMP','SNOANTMEN010001','D','PROVISION ANTIGUEDAD DE PRESTACIONES SOCIALES NOMINA MENSUAL ENERO 2014',29242,94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0622.2">
            <text:p>10.622,2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10001','2014-01-31','---','-------------------------','6110800002103000001','SCGCMP','SNOANTMEN010001','D','PROVISION ANTIGUEDAD DE PRESTACIONES SOCIALES NOMINA MENSUAL ENERO 2014',10622,2,43);">
            <text:p>INSERT INTO scg_dt_cmp VALUES('0001','SCGCMP','SNOANTMEN010001','2014-01-31','---','-------------------------','6110800002103000001','SCGCMP','SNOANTMEN010001','D','PROVISION ANTIGUEDAD DE PRESTACIONES SOCIALES NOMINA MENSUAL ENERO 2014',10622,2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3603.33">
            <text:p>13.603,33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10001','2014-01-31','---','-------------------------','6110800004001000001','SCGCMP','SNOANTMEN010001','D','PROVISION ANTIGUEDAD DE PRESTACIONES SOCIALES NOMINA MENSUAL ENERO 2014',13603,33,44);">
            <text:p>INSERT INTO scg_dt_cmp VALUES('0001','SCGCMP','SNOANTMEN010001','2014-01-31','---','-------------------------','6110800004001000001','SCGCMP','SNOANTMEN010001','D','PROVISION ANTIGUEDAD DE PRESTACIONES SOCIALES NOMINA MENSUAL ENERO 2014',13603,33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24508.45">
            <text:p>124.508,45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10001','2014-01-31','---','-------------------------','6110800003201000001','SCGCMP','SNOANTMEN010001','D','PROVISION ANTIGUEDAD DE PRESTACIONES SOCIALES NOMINA MENSUAL ENERO 2014',124508,45,45);">
            <text:p>INSERT INTO scg_dt_cmp VALUES('0001','SCGCMP','SNOANTMEN010001','2014-01-31','---','-------------------------','6110800003201000001','SCGCMP','SNOANTMEN010001','D','PROVISION ANTIGUEDAD DE PRESTACIONES SOCIALES NOMINA MENSUAL ENERO 2014',124508,45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205.7">
            <text:p>1.205,70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10001','2014-01-31','---','-------------------------','6110800001300000001','SCGCMP','SNOANTMEN010001','D','PROVISION ANTIGUEDAD DE PRESTACIONES SOCIALES NOMINA MENSUAL ENERO 2014',1205,7,46);">
            <text:p>INSERT INTO scg_dt_cmp VALUES('0001','SCGCMP','SNOANTMEN010001','2014-01-31','---','-------------------------','6110800001300000001','SCGCMP','SNOANTMEN010001','D','PROVISION ANTIGUEDAD DE PRESTACIONES SOCIALES NOMINA MENSUAL ENERO 2014',1205,7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5650.55">
            <text:p>5.650,55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10001','2014-01-31','---','-------------------------','6110800002905000001','SCGCMP','SNOANTMEN010001','D','PROVISION ANTIGUEDAD DE PRESTACIONES SOCIALES NOMINA MENSUAL ENERO 2014',5650,55,47);">
            <text:p>INSERT INTO scg_dt_cmp VALUES('0001','SCGCMP','SNOANTMEN010001','2014-01-31','---','-------------------------','6110800002905000001','SCGCMP','SNOANTMEN010001','D','PROVISION ANTIGUEDAD DE PRESTACIONES SOCIALES NOMINA MENSUAL ENERO 2014',5650,55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9700.9">
            <text:p>9.700,90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10001','2014-01-31','---','-------------------------','6110800002200000001','SCGCMP','SNOANTMEN010001','D','PROVISION ANTIGUEDAD DE PRESTACIONES SOCIALES NOMINA MENSUAL ENERO 2014',9700,9,48);">
            <text:p>INSERT INTO scg_dt_cmp VALUES('0001','SCGCMP','SNOANTMEN010001','2014-01-31','---','-------------------------','6110800002200000001','SCGCMP','SNOANTMEN010001','D','PROVISION ANTIGUEDAD DE PRESTACIONES SOCIALES NOMINA MENSUAL ENERO 2014',9700,9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5929.2">
            <text:p>5.929,20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10001','2014-01-31','---','-------------------------','6110800004500000001','SCGCMP','SNOANTMEN010001','D','PROVISION ANTIGUEDAD DE PRESTACIONES SOCIALES NOMINA MENSUAL ENERO 2014',5929,2,49);">
            <text:p>INSERT INTO scg_dt_cmp VALUES('0001','SCGCMP','SNOANTMEN010001','2014-01-31','---','-------------------------','6110800004500000001','SCGCMP','SNOANTMEN010001','D','PROVISION ANTIGUEDAD DE PRESTACIONES SOCIALES NOMINA MENSUAL ENERO 2014',5929,2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2291.9">
            <text:p>2.291,90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10001','2014-01-31','---','-------------------------','6110800002106000001','SCGCMP','SNOANTMEN010001','D','PROVISION ANTIGUEDAD DE PRESTACIONES SOCIALES NOMINA MENSUAL ENERO 2014',2291,9,50);">
            <text:p>INSERT INTO scg_dt_cmp VALUES('0001','SCGCMP','SNOANTMEN010001','2014-01-31','---','-------------------------','6110800002106000001','SCGCMP','SNOANTMEN010001','D','PROVISION ANTIGUEDAD DE PRESTACIONES SOCIALES NOMINA MENSUAL ENERO 2014',2291,9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3704.2">
            <text:p>3.704,20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10001','2014-01-31','---','-------------------------','6110800004800000001','SCGCMP','SNOANTMEN010001','D','PROVISION ANTIGUEDAD DE PRESTACIONES SOCIALES NOMINA MENSUAL ENERO 2014',3704,2,51);">
            <text:p>INSERT INTO scg_dt_cmp VALUES('0001','SCGCMP','SNOANTMEN010001','2014-01-31','---','-------------------------','6110800004800000001','SCGCMP','SNOANTMEN010001','D','PROVISION ANTIGUEDAD DE PRESTACIONES SOCIALES NOMINA MENSUAL ENERO 2014',3704,2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6141.05">
            <text:p>6.141,05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10001','2014-01-31','---','-------------------------','6110800003601000001','SCGCMP','SNOANTMEN010001','D','PROVISION ANTIGUEDAD DE PRESTACIONES SOCIALES NOMINA MENSUAL ENERO 2014',6141,05,52);">
            <text:p>INSERT INTO scg_dt_cmp VALUES('0001','SCGCMP','SNOANTMEN010001','2014-01-31','---','-------------------------','6110800003601000001','SCGCMP','SNOANTMEN010001','D','PROVISION ANTIGUEDAD DE PRESTACIONES SOCIALES NOMINA MENSUAL ENERO 2014',6141,05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13120.43">
            <text:p>13.120,43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10001','2014-01-31','---','-------------------------','6110800003305000001','SCGCMP','SNOANTMEN010001','D','PROVISION ANTIGUEDAD DE PRESTACIONES SOCIALES NOMINA MENSUAL ENERO 2014',13120,43,53);">
            <text:p>INSERT INTO scg_dt_cmp VALUES('0001','SCGCMP','SNOANTMEN010001','2014-01-31','---','-------------------------','6110800003305000001','SCGCMP','SNOANTMEN010001','D','PROVISION ANTIGUEDAD DE PRESTACIONES SOCIALES NOMINA MENSUAL ENERO 2014',13120,43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11157.68">
            <text:p>11.157,68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10001','2014-01-31','---','-------------------------','6110800002304000001','SCGCMP','SNOANTMEN010001','D','PROVISION ANTIGUEDAD DE PRESTACIONES SOCIALES NOMINA MENSUAL ENERO 2014',11157,68,54);">
            <text:p>INSERT INTO scg_dt_cmp VALUES('0001','SCGCMP','SNOANTMEN010001','2014-01-31','---','-------------------------','6110800002304000001','SCGCMP','SNOANTMEN010001','D','PROVISION ANTIGUEDAD DE PRESTACIONES SOCIALES NOMINA MENSUAL ENERO 2014',11157,68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16728.09">
            <text:p>16.728,09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10001','2014-01-31','---','-------------------------','6110800002602000001','SCGCMP','SNOANTMEN010001','D','PROVISION ANTIGUEDAD DE PRESTACIONES SOCIALES NOMINA MENSUAL ENERO 2014',16728,09,55);">
            <text:p>INSERT INTO scg_dt_cmp VALUES('0001','SCGCMP','SNOANTMEN010001','2014-01-31','---','-------------------------','6110800002602000001','SCGCMP','SNOANTMEN010001','D','PROVISION ANTIGUEDAD DE PRESTACIONES SOCIALES NOMINA MENSUAL ENERO 2014',16728,09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42255.1">
            <text:p>42.255,10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10001','2014-01-31','---','-------------------------','6110800002901000001','SCGCMP','SNOANTMEN010001','D','PROVISION ANTIGUEDAD DE PRESTACIONES SOCIALES NOMINA MENSUAL ENERO 2014',42255,1,56);">
            <text:p>INSERT INTO scg_dt_cmp VALUES('0001','SCGCMP','SNOANTMEN010001','2014-01-31','---','-------------------------','6110800002901000001','SCGCMP','SNOANTMEN010001','D','PROVISION ANTIGUEDAD DE PRESTACIONES SOCIALES NOMINA MENSUAL ENERO 2014',42255,1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18984.62">
            <text:p>18.984,62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10001','2014-01-31','---','-------------------------','6110800003802000001','SCGCMP','SNOANTMEN010001','D','PROVISION ANTIGUEDAD DE PRESTACIONES SOCIALES NOMINA MENSUAL ENERO 2014',18984,62,57);">
            <text:p>INSERT INTO scg_dt_cmp VALUES('0001','SCGCMP','SNOANTMEN010001','2014-01-31','---','-------------------------','6110800003802000001','SCGCMP','SNOANTMEN010001','D','PROVISION ANTIGUEDAD DE PRESTACIONES SOCIALES NOMINA MENSUAL ENERO 2014',18984,62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7202.45">
            <text:p>7.202,45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10001','2014-01-31','---','-------------------------','6110800002300000001','SCGCMP','SNOANTMEN010001','D','PROVISION ANTIGUEDAD DE PRESTACIONES SOCIALES NOMINA MENSUAL ENERO 2014',7202,45,58);">
            <text:p>INSERT INTO scg_dt_cmp VALUES('0001','SCGCMP','SNOANTMEN010001','2014-01-31','---','-------------------------','6110800002300000001','SCGCMP','SNOANTMEN010001','D','PROVISION ANTIGUEDAD DE PRESTACIONES SOCIALES NOMINA MENSUAL ENERO 2014',7202,45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2424.25">
            <text:p>2.424,25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10001','2014-01-31','---','-------------------------','6110800002800000001','SCGCMP','SNOANTMEN010001','D','PROVISION ANTIGUEDAD DE PRESTACIONES SOCIALES NOMINA MENSUAL ENERO 2014',2424,25,59);">
            <text:p>INSERT INTO scg_dt_cmp VALUES('0001','SCGCMP','SNOANTMEN010001','2014-01-31','---','-------------------------','6110800002800000001','SCGCMP','SNOANTMEN010001','D','PROVISION ANTIGUEDAD DE PRESTACIONES SOCIALES NOMINA MENSUAL ENERO 2014',2424,25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20058.41">
            <text:p>20.058,41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10001','2014-01-31','---','-------------------------','6110800003101000001','SCGCMP','SNOANTMEN010001','D','PROVISION ANTIGUEDAD DE PRESTACIONES SOCIALES NOMINA MENSUAL ENERO 2014',20058,41,60);">
            <text:p>INSERT INTO scg_dt_cmp VALUES('0001','SCGCMP','SNOANTMEN010001','2014-01-31','---','-------------------------','6110800003101000001','SCGCMP','SNOANTMEN010001','D','PROVISION ANTIGUEDAD DE PRESTACIONES SOCIALES NOMINA MENSUAL ENERO 2014',20058,41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47544.88">
            <text:p>47.544,88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10001','2014-01-31','---','-------------------------','6110800004203000001','SCGCMP','SNOANTMEN010001','D','PROVISION ANTIGUEDAD DE PRESTACIONES SOCIALES NOMINA MENSUAL ENERO 2014',47544,88,61);">
            <text:p>INSERT INTO scg_dt_cmp VALUES('0001','SCGCMP','SNOANTMEN010001','2014-01-31','---','-------------------------','6110800004203000001','SCGCMP','SNOANTMEN010001','D','PROVISION ANTIGUEDAD DE PRESTACIONES SOCIALES NOMINA MENSUAL ENERO 2014',47544,88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1781.84">
            <text:p>11.781,84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10001','2014-01-31','---','-------------------------','6110800003301000001','SCGCMP','SNOANTMEN010001','D','PROVISION ANTIGUEDAD DE PRESTACIONES SOCIALES NOMINA MENSUAL ENERO 2014',11781,84,62);">
            <text:p>INSERT INTO scg_dt_cmp VALUES('0001','SCGCMP','SNOANTMEN010001','2014-01-31','---','-------------------------','6110800003301000001','SCGCMP','SNOANTMEN010001','D','PROVISION ANTIGUEDAD DE PRESTACIONES SOCIALES NOMINA MENSUAL ENERO 2014',11781,84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20837.25">
            <text:p>20.837,25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10001','2014-01-31','---','-------------------------','6110800004102000001','SCGCMP','SNOANTMEN010001','D','PROVISION ANTIGUEDAD DE PRESTACIONES SOCIALES NOMINA MENSUAL ENERO 2014',20837,25,63);">
            <text:p>INSERT INTO scg_dt_cmp VALUES('0001','SCGCMP','SNOANTMEN010001','2014-01-31','---','-------------------------','6110800004102000001','SCGCMP','SNOANTMEN010001','D','PROVISION ANTIGUEDAD DE PRESTACIONES SOCIALES NOMINA MENSUAL ENERO 2014',20837,2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9041.44">
            <text:p>9.041,44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10001','2014-01-31','---','-------------------------','6110800003100000001','SCGCMP','SNOANTMEN010001','D','PROVISION ANTIGUEDAD DE PRESTACIONES SOCIALES NOMINA MENSUAL ENERO 2014',9041,44,64);">
            <text:p>INSERT INTO scg_dt_cmp VALUES('0001','SCGCMP','SNOANTMEN010001','2014-01-31','---','-------------------------','6110800003100000001','SCGCMP','SNOANTMEN010001','D','PROVISION ANTIGUEDAD DE PRESTACIONES SOCIALES NOMINA MENSUAL ENERO 2014',9041,44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49674.27">
            <text:p>49.674,27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10001','2014-01-31','---','-------------------------','6110800002402000001','SCGCMP','SNOANTMEN010001','D','PROVISION ANTIGUEDAD DE PRESTACIONES SOCIALES NOMINA MENSUAL ENERO 2014',49674,27,65);">
            <text:p>INSERT INTO scg_dt_cmp VALUES('0001','SCGCMP','SNOANTMEN010001','2014-01-31','---','-------------------------','6110800002402000001','SCGCMP','SNOANTMEN010001','D','PROVISION ANTIGUEDAD DE PRESTACIONES SOCIALES NOMINA MENSUAL ENERO 2014',49674,27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9721">
            <text:p>9.721,0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10001','2014-01-31','---','-------------------------','6110800003602000001','SCGCMP','SNOANTMEN010001','D','PROVISION ANTIGUEDAD DE PRESTACIONES SOCIALES NOMINA MENSUAL ENERO 2014',9721,66);">
            <text:p>INSERT INTO scg_dt_cmp VALUES('0001','SCGCMP','SNOANTMEN010001','2014-01-31','---','-------------------------','6110800003602000001','SCGCMP','SNOANTMEN010001','D','PROVISION ANTIGUEDAD DE PRESTACIONES SOCIALES NOMINA MENSUAL ENERO 2014',9721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5010.7">
            <text:p>5.010,70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10001','2014-01-31','---','-------------------------','6110800003903000001','SCGCMP','SNOANTMEN010001','D','PROVISION ANTIGUEDAD DE PRESTACIONES SOCIALES NOMINA MENSUAL ENERO 2014',5010,7,67);">
            <text:p>INSERT INTO scg_dt_cmp VALUES('0001','SCGCMP','SNOANTMEN010001','2014-01-31','---','-------------------------','6110800003903000001','SCGCMP','SNOANTMEN010001','D','PROVISION ANTIGUEDAD DE PRESTACIONES SOCIALES NOMINA MENSUAL ENERO 2014',5010,7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28149.38">
            <text:p>28.149,38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10001','2014-01-31','---','-------------------------','6110800004504000001','SCGCMP','SNOANTMEN010001','D','PROVISION ANTIGUEDAD DE PRESTACIONES SOCIALES NOMINA MENSUAL ENERO 2014',28149,38,68);">
            <text:p>INSERT INTO scg_dt_cmp VALUES('0001','SCGCMP','SNOANTMEN010001','2014-01-31','---','-------------------------','6110800004504000001','SCGCMP','SNOANTMEN010001','D','PROVISION ANTIGUEDAD DE PRESTACIONES SOCIALES NOMINA MENSUAL ENERO 2014',28149,38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16999.17">
            <text:p>116.999,17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10001','2014-01-31','---','-------------------------','6110800002002000001','SCGCMP','SNOANTMEN010001','D','PROVISION ANTIGUEDAD DE PRESTACIONES SOCIALES NOMINA MENSUAL ENERO 2014',116999,17,69);">
            <text:p>INSERT INTO scg_dt_cmp VALUES('0001','SCGCMP','SNOANTMEN010001','2014-01-31','---','-------------------------','6110800002002000001','SCGCMP','SNOANTMEN010001','D','PROVISION ANTIGUEDAD DE PRESTACIONES SOCIALES NOMINA MENSUAL ENERO 2014',116999,17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24005.43">
            <text:p>24.005,43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10001','2014-01-31','---','-------------------------','6110800002500000001','SCGCMP','SNOANTMEN010001','D','PROVISION ANTIGUEDAD DE PRESTACIONES SOCIALES NOMINA MENSUAL ENERO 2014',24005,43,70);">
            <text:p>INSERT INTO scg_dt_cmp VALUES('0001','SCGCMP','SNOANTMEN010001','2014-01-31','---','-------------------------','6110800002500000001','SCGCMP','SNOANTMEN010001','D','PROVISION ANTIGUEDAD DE PRESTACIONES SOCIALES NOMINA MENSUAL ENERO 2014',24005,43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4699.45">
            <text:p>4.699,45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10001','2014-01-31','---','-------------------------','6110800002105000001','SCGCMP','SNOANTMEN010001','D','PROVISION ANTIGUEDAD DE PRESTACIONES SOCIALES NOMINA MENSUAL ENERO 2014',4699,45,71);">
            <text:p>INSERT INTO scg_dt_cmp VALUES('0001','SCGCMP','SNOANTMEN010001','2014-01-31','---','-------------------------','6110800002105000001','SCGCMP','SNOANTMEN010001','D','PROVISION ANTIGUEDAD DE PRESTACIONES SOCIALES NOMINA MENSUAL ENERO 2014',4699,45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7717.31">
            <text:p>7.717,31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10001','2014-01-31','---','-------------------------','6110800004103000001','SCGCMP','SNOANTMEN010001','D','PROVISION ANTIGUEDAD DE PRESTACIONES SOCIALES NOMINA MENSUAL ENERO 2014',7717,31,72);">
            <text:p>INSERT INTO scg_dt_cmp VALUES('0001','SCGCMP','SNOANTMEN010001','2014-01-31','---','-------------------------','6110800004103000001','SCGCMP','SNOANTMEN010001','D','PROVISION ANTIGUEDAD DE PRESTACIONES SOCIALES NOMINA MENSUAL ENERO 2014',7717,31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5215.15">
            <text:p>5.215,15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10001','2014-01-31','---','-------------------------','6110800002805000001','SCGCMP','SNOANTMEN010001','D','PROVISION ANTIGUEDAD DE PRESTACIONES SOCIALES NOMINA MENSUAL ENERO 2014',5215,15,73);">
            <text:p>INSERT INTO scg_dt_cmp VALUES('0001','SCGCMP','SNOANTMEN010001','2014-01-31','---','-------------------------','6110800002805000001','SCGCMP','SNOANTMEN010001','D','PROVISION ANTIGUEDAD DE PRESTACIONES SOCIALES NOMINA MENSUAL ENERO 2014',5215,15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6259.45">
            <text:p>6.259,45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10001','2014-01-31','---','-------------------------','6110800004002000001','SCGCMP','SNOANTMEN010001','D','PROVISION ANTIGUEDAD DE PRESTACIONES SOCIALES NOMINA MENSUAL ENERO 2014',6259,45,74);">
            <text:p>INSERT INTO scg_dt_cmp VALUES('0001','SCGCMP','SNOANTMEN010001','2014-01-31','---','-------------------------','6110800004002000001','SCGCMP','SNOANTMEN010001','D','PROVISION ANTIGUEDAD DE PRESTACIONES SOCIALES NOMINA MENSUAL ENERO 2014',6259,45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20126.34">
            <text:p>20.126,34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10001','2014-01-31','---','-------------------------','6110800004601000001','SCGCMP','SNOANTMEN010001','D','PROVISION ANTIGUEDAD DE PRESTACIONES SOCIALES NOMINA MENSUAL ENERO 2014',20126,34,75);">
            <text:p>INSERT INTO scg_dt_cmp VALUES('0001','SCGCMP','SNOANTMEN010001','2014-01-31','---','-------------------------','6110800004601000001','SCGCMP','SNOANTMEN010001','D','PROVISION ANTIGUEDAD DE PRESTACIONES SOCIALES NOMINA MENSUAL ENERO 2014',20126,34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29016.8">
            <text:p>29.016,80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10001','2014-01-31','---','-------------------------','6110800002400000001','SCGCMP','SNOANTMEN010001','D','PROVISION ANTIGUEDAD DE PRESTACIONES SOCIALES NOMINA MENSUAL ENERO 2014',29016,8,76);">
            <text:p>INSERT INTO scg_dt_cmp VALUES('0001','SCGCMP','SNOANTMEN010001','2014-01-31','---','-------------------------','6110800002400000001','SCGCMP','SNOANTMEN010001','D','PROVISION ANTIGUEDAD DE PRESTACIONES SOCIALES NOMINA MENSUAL ENERO 2014',29016,8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4849.95">
            <text:p>14.849,95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10001','2014-01-31','---','-------------------------','6110800003300000001','SCGCMP','SNOANTMEN010001','D','PROVISION ANTIGUEDAD DE PRESTACIONES SOCIALES NOMINA MENSUAL ENERO 2014',14849,95,77);">
            <text:p>INSERT INTO scg_dt_cmp VALUES('0001','SCGCMP','SNOANTMEN010001','2014-01-31','---','-------------------------','6110800003300000001','SCGCMP','SNOANTMEN010001','D','PROVISION ANTIGUEDAD DE PRESTACIONES SOCIALES NOMINA MENSUAL ENERO 2014',14849,95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4084.09">
            <text:p>14.084,09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10001','2014-01-31','---','-------------------------','6110800002405000001','SCGCMP','SNOANTMEN010001','D','PROVISION ANTIGUEDAD DE PRESTACIONES SOCIALES NOMINA MENSUAL ENERO 2014',14084,09,78);">
            <text:p>INSERT INTO scg_dt_cmp VALUES('0001','SCGCMP','SNOANTMEN010001','2014-01-31','---','-------------------------','6110800002405000001','SCGCMP','SNOANTMEN010001','D','PROVISION ANTIGUEDAD DE PRESTACIONES SOCIALES NOMINA MENSUAL ENERO 2014',14084,09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9194.4">
            <text:p>9.194,4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10001','2014-01-31','---','-------------------------','6110800002904000001','SCGCMP','SNOANTMEN010001','D','PROVISION ANTIGUEDAD DE PRESTACIONES SOCIALES NOMINA MENSUAL ENERO 2014',9194,4,79);">
            <text:p>INSERT INTO scg_dt_cmp VALUES('0001','SCGCMP','SNOANTMEN010001','2014-01-31','---','-------------------------','6110800002904000001','SCGCMP','SNOANTMEN010001','D','PROVISION ANTIGUEDAD DE PRESTACIONES SOCIALES NOMINA MENSUAL ENERO 2014',9194,4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7450.2">
            <text:p>7.450,20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10001','2014-01-31','---','-------------------------','6110800002801000001','SCGCMP','SNOANTMEN010001','D','PROVISION ANTIGUEDAD DE PRESTACIONES SOCIALES NOMINA MENSUAL ENERO 2014',7450,2,80);">
            <text:p>INSERT INTO scg_dt_cmp VALUES('0001','SCGCMP','SNOANTMEN010001','2014-01-31','---','-------------------------','6110800002801000001','SCGCMP','SNOANTMEN010001','D','PROVISION ANTIGUEDAD DE PRESTACIONES SOCIALES NOMINA MENSUAL ENERO 2014',7450,2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12685.45">
            <text:p>12.685,45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10001','2014-01-31','---','-------------------------','6110800004603000001','SCGCMP','SNOANTMEN010001','D','PROVISION ANTIGUEDAD DE PRESTACIONES SOCIALES NOMINA MENSUAL ENERO 2014',12685,45,81);">
            <text:p>INSERT INTO scg_dt_cmp VALUES('0001','SCGCMP','SNOANTMEN010001','2014-01-31','---','-------------------------','6110800004603000001','SCGCMP','SNOANTMEN010001','D','PROVISION ANTIGUEDAD DE PRESTACIONES SOCIALES NOMINA MENSUAL ENERO 2014',12685,45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11482.07">
            <text:p>11.482,07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10001','2014-01-31','---','-------------------------','6110800004400000001','SCGCMP','SNOANTMEN010001','D','PROVISION ANTIGUEDAD DE PRESTACIONES SOCIALES NOMINA MENSUAL ENERO 2014',11482,07,82);">
            <text:p>INSERT INTO scg_dt_cmp VALUES('0001','SCGCMP','SNOANTMEN010001','2014-01-31','---','-------------------------','6110800004400000001','SCGCMP','SNOANTMEN010001','D','PROVISION ANTIGUEDAD DE PRESTACIONES SOCIALES NOMINA MENSUAL ENERO 2014',11482,07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5174.15">
            <text:p>15.174,15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10001','2014-01-31','---','-------------------------','6110800002306000001','SCGCMP','SNOANTMEN010001','D','PROVISION ANTIGUEDAD DE PRESTACIONES SOCIALES NOMINA MENSUAL ENERO 2014',15174,15,83);">
            <text:p>INSERT INTO scg_dt_cmp VALUES('0001','SCGCMP','SNOANTMEN010001','2014-01-31','---','-------------------------','6110800002306000001','SCGCMP','SNOANTMEN010001','D','PROVISION ANTIGUEDAD DE PRESTACIONES SOCIALES NOMINA MENSUAL ENERO 2014',15174,15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9746.65">
            <text:p>9.746,65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10001','2014-01-31','---','-------------------------','6110800001101000001','SCGCMP','SNOANTMEN010001','D','PROVISION ANTIGUEDAD DE PRESTACIONES SOCIALES NOMINA MENSUAL ENERO 2014',9746,65,84);">
            <text:p>INSERT INTO scg_dt_cmp VALUES('0001','SCGCMP','SNOANTMEN010001','2014-01-31','---','-------------------------','6110800001101000001','SCGCMP','SNOANTMEN010001','D','PROVISION ANTIGUEDAD DE PRESTACIONES SOCIALES NOMINA MENSUAL ENERO 2014',9746,65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47899.91">
            <text:p>47.899,91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10001','2014-01-31','---','-------------------------','6110800003102000001','SCGCMP','SNOANTMEN010001','D','PROVISION ANTIGUEDAD DE PRESTACIONES SOCIALES NOMINA MENSUAL ENERO 2014',47899,91,85);">
            <text:p>INSERT INTO scg_dt_cmp VALUES('0001','SCGCMP','SNOANTMEN010001','2014-01-31','---','-------------------------','6110800003102000001','SCGCMP','SNOANTMEN010001','D','PROVISION ANTIGUEDAD DE PRESTACIONES SOCIALES NOMINA MENSUAL ENERO 2014',47899,91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20437.96">
            <text:p>20.437,96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10001','2014-01-31','---','-------------------------','6110800002004000001','SCGCMP','SNOANTMEN010001','D','PROVISION ANTIGUEDAD DE PRESTACIONES SOCIALES NOMINA MENSUAL ENERO 2014',20437,96,86);">
            <text:p>INSERT INTO scg_dt_cmp VALUES('0001','SCGCMP','SNOANTMEN010001','2014-01-31','---','-------------------------','6110800002004000001','SCGCMP','SNOANTMEN010001','D','PROVISION ANTIGUEDAD DE PRESTACIONES SOCIALES NOMINA MENSUAL ENERO 2014',20437,96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3073.65">
            <text:p>3.073,6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10001','2014-01-31','---','-------------------------','6110800004100000001','SCGCMP','SNOANTMEN010001','D','PROVISION ANTIGUEDAD DE PRESTACIONES SOCIALES NOMINA MENSUAL ENERO 2014',3073,65,87);">
            <text:p>INSERT INTO scg_dt_cmp VALUES('0001','SCGCMP','SNOANTMEN010001','2014-01-31','---','-------------------------','6110800004100000001','SCGCMP','SNOANTMEN010001','D','PROVISION ANTIGUEDAD DE PRESTACIONES SOCIALES NOMINA MENSUAL ENERO 2014',3073,6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24254.35">
            <text:p>24.254,35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10001','2014-01-31','---','-------------------------','6110800002101000001','SCGCMP','SNOANTMEN010001','D','PROVISION ANTIGUEDAD DE PRESTACIONES SOCIALES NOMINA MENSUAL ENERO 2014',24254,35,88);">
            <text:p>INSERT INTO scg_dt_cmp VALUES('0001','SCGCMP','SNOANTMEN010001','2014-01-31','---','-------------------------','6110800002101000001','SCGCMP','SNOANTMEN010001','D','PROVISION ANTIGUEDAD DE PRESTACIONES SOCIALES NOMINA MENSUAL ENERO 2014',24254,35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38127.41">
            <text:p>38.127,41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10001','2014-01-31','---','-------------------------','6110800004507000001','SCGCMP','SNOANTMEN010001','D','PROVISION ANTIGUEDAD DE PRESTACIONES SOCIALES NOMINA MENSUAL ENERO 2014',38127,41,89);">
            <text:p>INSERT INTO scg_dt_cmp VALUES('0001','SCGCMP','SNOANTMEN010001','2014-01-31','---','-------------------------','6110800004507000001','SCGCMP','SNOANTMEN010001','D','PROVISION ANTIGUEDAD DE PRESTACIONES SOCIALES NOMINA MENSUAL ENERO 2014',38127,41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4622.18">
            <text:p>4.622,18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10001','2014-01-31','---','-------------------------','6110800002906000001','SCGCMP','SNOANTMEN010001','D','PROVISION ANTIGUEDAD DE PRESTACIONES SOCIALES NOMINA MENSUAL ENERO 2014',4622,18,90);">
            <text:p>INSERT INTO scg_dt_cmp VALUES('0001','SCGCMP','SNOANTMEN010001','2014-01-31','---','-------------------------','6110800002906000001','SCGCMP','SNOANTMEN010001','D','PROVISION ANTIGUEDAD DE PRESTACIONES SOCIALES NOMINA MENSUAL ENERO 2014',4622,18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28532.45">
            <text:p>28.532,45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10001','2014-01-31','---','-------------------------','6110800003702000001','SCGCMP','SNOANTMEN010001','D','PROVISION ANTIGUEDAD DE PRESTACIONES SOCIALES NOMINA MENSUAL ENERO 2014',28532,45,91);">
            <text:p>INSERT INTO scg_dt_cmp VALUES('0001','SCGCMP','SNOANTMEN010001','2014-01-31','---','-------------------------','6110800003702000001','SCGCMP','SNOANTMEN010001','D','PROVISION ANTIGUEDAD DE PRESTACIONES SOCIALES NOMINA MENSUAL ENERO 2014',28532,45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0117.85">
            <text:p>10.117,8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10001','2014-01-31','---','-------------------------','6110800003801000001','SCGCMP','SNOANTMEN010001','D','PROVISION ANTIGUEDAD DE PRESTACIONES SOCIALES NOMINA MENSUAL ENERO 2014',10117,85,92);">
            <text:p>INSERT INTO scg_dt_cmp VALUES('0001','SCGCMP','SNOANTMEN010001','2014-01-31','---','-------------------------','6110800003801000001','SCGCMP','SNOANTMEN010001','D','PROVISION ANTIGUEDAD DE PRESTACIONES SOCIALES NOMINA MENSUAL ENERO 2014',10117,8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14797.1">
            <text:p>14.797,10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10001','2014-01-31','---','-------------------------','6110800004600000001','SCGCMP','SNOANTMEN010001','D','PROVISION ANTIGUEDAD DE PRESTACIONES SOCIALES NOMINA MENSUAL ENERO 2014',14797,1,93);">
            <text:p>INSERT INTO scg_dt_cmp VALUES('0001','SCGCMP','SNOANTMEN010001','2014-01-31','---','-------------------------','6110800004600000001','SCGCMP','SNOANTMEN010001','D','PROVISION ANTIGUEDAD DE PRESTACIONES SOCIALES NOMINA MENSUAL ENERO 2014',14797,1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4870.49">
            <text:p>24.870,49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10001','2014-01-31','---','-------------------------','6110800002601000001','SCGCMP','SNOANTMEN010001','D','PROVISION ANTIGUEDAD DE PRESTACIONES SOCIALES NOMINA MENSUAL ENERO 2014',24870,49,94);">
            <text:p>INSERT INTO scg_dt_cmp VALUES('0001','SCGCMP','SNOANTMEN010001','2014-01-31','---','-------------------------','6110800002601000001','SCGCMP','SNOANTMEN010001','D','PROVISION ANTIGUEDAD DE PRESTACIONES SOCIALES NOMINA MENSUAL ENERO 2014',24870,49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3214.4">
            <text:p>3.214,40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10001','2014-01-31','---','-------------------------','6110800004000000001','SCGCMP','SNOANTMEN010001','D','PROVISION ANTIGUEDAD DE PRESTACIONES SOCIALES NOMINA MENSUAL ENERO 2014',3214,4,95);">
            <text:p>INSERT INTO scg_dt_cmp VALUES('0001','SCGCMP','SNOANTMEN010001','2014-01-31','---','-------------------------','6110800004000000001','SCGCMP','SNOANTMEN010001','D','PROVISION ANTIGUEDAD DE PRESTACIONES SOCIALES NOMINA MENSUAL ENERO 2014',3214,4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6322.65">
            <text:p>6.322,6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10001','2014-01-31','---','-------------------------','6110800003901000001','SCGCMP','SNOANTMEN010001','D','PROVISION ANTIGUEDAD DE PRESTACIONES SOCIALES NOMINA MENSUAL ENERO 2014',6322,65,96);">
            <text:p>INSERT INTO scg_dt_cmp VALUES('0001','SCGCMP','SNOANTMEN010001','2014-01-31','---','-------------------------','6110800003901000001','SCGCMP','SNOANTMEN010001','D','PROVISION ANTIGUEDAD DE PRESTACIONES SOCIALES NOMINA MENSUAL ENERO 2014',6322,6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1199.05">
            <text:p>1.199,05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10001','2014-01-31','---','-------------------------','6110800002407000001','SCGCMP','SNOANTMEN010001','D','PROVISION ANTIGUEDAD DE PRESTACIONES SOCIALES NOMINA MENSUAL ENERO 2014',1199,05,97);">
            <text:p>INSERT INTO scg_dt_cmp VALUES('0001','SCGCMP','SNOANTMEN010001','2014-01-31','---','-------------------------','6110800002407000001','SCGCMP','SNOANTMEN010001','D','PROVISION ANTIGUEDAD DE PRESTACIONES SOCIALES NOMINA MENSUAL ENERO 2014',1199,05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28156.42">
            <text:p>28.156,42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10001','2014-01-31','---','-------------------------','6110800002404000001','SCGCMP','SNOANTMEN010001','D','PROVISION ANTIGUEDAD DE PRESTACIONES SOCIALES NOMINA MENSUAL ENERO 2014',28156,42,98);">
            <text:p>INSERT INTO scg_dt_cmp VALUES('0001','SCGCMP','SNOANTMEN010001','2014-01-31','---','-------------------------','6110800002404000001','SCGCMP','SNOANTMEN010001','D','PROVISION ANTIGUEDAD DE PRESTACIONES SOCIALES NOMINA MENSUAL ENERO 2014',28156,42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19194.47">
            <text:p>19.194,47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10001','2014-01-31','---','-------------------------','6110800002804000001','SCGCMP','SNOANTMEN010001','D','PROVISION ANTIGUEDAD DE PRESTACIONES SOCIALES NOMINA MENSUAL ENERO 2014',19194,47,99);">
            <text:p>INSERT INTO scg_dt_cmp VALUES('0001','SCGCMP','SNOANTMEN010001','2014-01-31','---','-------------------------','6110800002804000001','SCGCMP','SNOANTMEN010001','D','PROVISION ANTIGUEDAD DE PRESTACIONES SOCIALES NOMINA MENSUAL ENERO 2014',19194,47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1242.65">
            <text:p>1.242,65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10001','2014-01-31','---','-------------------------','6110800002807000001','SCGCMP','SNOANTMEN010001','D','PROVISION ANTIGUEDAD DE PRESTACIONES SOCIALES NOMINA MENSUAL ENERO 2014',1242,65,100);">
            <text:p>INSERT INTO scg_dt_cmp VALUES('0001','SCGCMP','SNOANTMEN010001','2014-01-31','---','-------------------------','6110800002807000001','SCGCMP','SNOANTMEN010001','D','PROVISION ANTIGUEDAD DE PRESTACIONES SOCIALES NOMINA MENSUAL ENERO 2014',1242,65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40732.86">
            <text:p>40.732,86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10001','2014-01-31','---','-------------------------','6110800003202000001','SCGCMP','SNOANTMEN010001','D','PROVISION ANTIGUEDAD DE PRESTACIONES SOCIALES NOMINA MENSUAL ENERO 2014',40732,86,101);">
            <text:p>INSERT INTO scg_dt_cmp VALUES('0001','SCGCMP','SNOANTMEN010001','2014-01-31','---','-------------------------','6110800003202000001','SCGCMP','SNOANTMEN010001','D','PROVISION ANTIGUEDAD DE PRESTACIONES SOCIALES NOMINA MENSUAL ENERO 2014',40732,86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26477.41">
            <text:p>26.477,41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10001','2014-01-31','---','-------------------------','6110800002401000001','SCGCMP','SNOANTMEN010001','D','PROVISION ANTIGUEDAD DE PRESTACIONES SOCIALES NOMINA MENSUAL ENERO 2014',26477,41,102);">
            <text:p>INSERT INTO scg_dt_cmp VALUES('0001','SCGCMP','SNOANTMEN010001','2014-01-31','---','-------------------------','6110800002401000001','SCGCMP','SNOANTMEN010001','D','PROVISION ANTIGUEDAD DE PRESTACIONES SOCIALES NOMINA MENSUAL ENERO 2014',26477,41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4778.45">
            <text:p>4.778,45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10001','2014-01-31','---','-------------------------','6110800003700000001','SCGCMP','SNOANTMEN010001','D','PROVISION ANTIGUEDAD DE PRESTACIONES SOCIALES NOMINA MENSUAL ENERO 2014',4778,45,103);">
            <text:p>INSERT INTO scg_dt_cmp VALUES('0001','SCGCMP','SNOANTMEN010001','2014-01-31','---','-------------------------','6110800003700000001','SCGCMP','SNOANTMEN010001','D','PROVISION ANTIGUEDAD DE PRESTACIONES SOCIALES NOMINA MENSUAL ENERO 2014',4778,45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30646.81">
            <text:p>30.646,81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10001','2014-01-31','---','-------------------------','6110800002001000001','SCGCMP','SNOANTMEN010001','D','PROVISION ANTIGUEDAD DE PRESTACIONES SOCIALES NOMINA MENSUAL ENERO 2014',30646,81,104);">
            <text:p>INSERT INTO scg_dt_cmp VALUES('0001','SCGCMP','SNOANTMEN010001','2014-01-31','---','-------------------------','6110800002001000001','SCGCMP','SNOANTMEN010001','D','PROVISION ANTIGUEDAD DE PRESTACIONES SOCIALES NOMINA MENSUAL ENERO 2014',30646,81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19226.94">
            <text:p>19.226,94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10001','2014-01-31','---','-------------------------','6110800003803000001','SCGCMP','SNOANTMEN010001','D','PROVISION ANTIGUEDAD DE PRESTACIONES SOCIALES NOMINA MENSUAL ENERO 2014',19226,94,105);">
            <text:p>INSERT INTO scg_dt_cmp VALUES('0001','SCGCMP','SNOANTMEN010001','2014-01-31','---','-------------------------','6110800003803000001','SCGCMP','SNOANTMEN010001','D','PROVISION ANTIGUEDAD DE PRESTACIONES SOCIALES NOMINA MENSUAL ENERO 2014',19226,94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18278.8">
            <text:p>18.278,80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10001','2014-01-31','---','-------------------------','6110800002406000001','SCGCMP','SNOANTMEN010001','D','PROVISION ANTIGUEDAD DE PRESTACIONES SOCIALES NOMINA MENSUAL ENERO 2014',18278,8,106);">
            <text:p>INSERT INTO scg_dt_cmp VALUES('0001','SCGCMP','SNOANTMEN010001','2014-01-31','---','-------------------------','6110800002406000001','SCGCMP','SNOANTMEN010001','D','PROVISION ANTIGUEDAD DE PRESTACIONES SOCIALES NOMINA MENSUAL ENERO 2014',18278,8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6726.3">
            <text:p>6.726,3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10001','2014-01-31','---','-------------------------','6110800002100000001','SCGCMP','SNOANTMEN010001','D','PROVISION ANTIGUEDAD DE PRESTACIONES SOCIALES NOMINA MENSUAL ENERO 2014',6726,3,107);">
            <text:p>INSERT INTO scg_dt_cmp VALUES('0001','SCGCMP','SNOANTMEN010001','2014-01-31','---','-------------------------','6110800002100000001','SCGCMP','SNOANTMEN010001','D','PROVISION ANTIGUEDAD DE PRESTACIONES SOCIALES NOMINA MENSUAL ENERO 2014',6726,3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14024.25">
            <text:p>14.024,25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10001','2014-01-31','---','-------------------------','6110800003000000001','SCGCMP','SNOANTMEN010001','D','PROVISION ANTIGUEDAD DE PRESTACIONES SOCIALES NOMINA MENSUAL ENERO 2014',14024,25,108);">
            <text:p>INSERT INTO scg_dt_cmp VALUES('0001','SCGCMP','SNOANTMEN010001','2014-01-31','---','-------------------------','6110800003000000001','SCGCMP','SNOANTMEN010001','D','PROVISION ANTIGUEDAD DE PRESTACIONES SOCIALES NOMINA MENSUAL ENERO 2014',14024,25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1158">
            <text:p>11.158,00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10001','2014-01-31','---','-------------------------','6110800004700000001','SCGCMP','SNOANTMEN010001','D','PROVISION ANTIGUEDAD DE PRESTACIONES SOCIALES NOMINA MENSUAL ENERO 2014',11158,109);">
            <text:p>INSERT INTO scg_dt_cmp VALUES('0001','SCGCMP','SNOANTMEN010001','2014-01-31','---','-------------------------','6110800004700000001','SCGCMP','SNOANTMEN010001','D','PROVISION ANTIGUEDAD DE PRESTACIONES SOCIALES NOMINA MENSUAL ENERO 2014',11158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8046.85">
            <text:p>8.046,85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10001','2014-01-31','---','-------------------------','6110800002702000001','SCGCMP','SNOANTMEN010001','D','PROVISION ANTIGUEDAD DE PRESTACIONES SOCIALES NOMINA MENSUAL ENERO 2014',8046,85,110);">
            <text:p>INSERT INTO scg_dt_cmp VALUES('0001','SCGCMP','SNOANTMEN010001','2014-01-31','---','-------------------------','6110800002702000001','SCGCMP','SNOANTMEN010001','D','PROVISION ANTIGUEDAD DE PRESTACIONES SOCIALES NOMINA MENSUAL ENERO 2014',8046,85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18764.6">
            <text:p>18.764,60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10001','2014-01-31','---','-------------------------','6110800003002000001','SCGCMP','SNOANTMEN010001','D','PROVISION ANTIGUEDAD DE PRESTACIONES SOCIALES NOMINA MENSUAL ENERO 2014',18764,6,111);">
            <text:p>INSERT INTO scg_dt_cmp VALUES('0001','SCGCMP','SNOANTMEN010001','2014-01-31','---','-------------------------','6110800003002000001','SCGCMP','SNOANTMEN010001','D','PROVISION ANTIGUEDAD DE PRESTACIONES SOCIALES NOMINA MENSUAL ENERO 2014',18764,6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24846.78">
            <text:p>24.846,78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10001','2014-01-31','---','-------------------------','6110800002700000001','SCGCMP','SNOANTMEN010001','D','PROVISION ANTIGUEDAD DE PRESTACIONES SOCIALES NOMINA MENSUAL ENERO 2014',24846,78,112);">
            <text:p>INSERT INTO scg_dt_cmp VALUES('0001','SCGCMP','SNOANTMEN010001','2014-01-31','---','-------------------------','6110800002700000001','SCGCMP','SNOANTMEN010001','D','PROVISION ANTIGUEDAD DE PRESTACIONES SOCIALES NOMINA MENSUAL ENERO 2014',24846,78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6000">
            <text:p>6.000,00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10001','2014-01-31','---','-------------------------','6110800003900000001','SCGCMP','SNOANTMEN010001','D','PROVISION ANTIGUEDAD DE PRESTACIONES SOCIALES NOMINA MENSUAL ENERO 2014',6000,113);">
            <text:p>INSERT INTO scg_dt_cmp VALUES('0001','SCGCMP','SNOANTMEN010001','2014-01-31','---','-------------------------','6110800003900000001','SCGCMP','SNOANTMEN010001','D','PROVISION ANTIGUEDAD DE PRESTACIONES SOCIALES NOMINA MENSUAL ENERO 2014',6000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2180.05">
            <text:p>2.180,05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10001','2014-01-31','---','-------------------------','6110800001302000001','SCGCMP','SNOANTMEN010001','D','PROVISION ANTIGUEDAD DE PRESTACIONES SOCIALES NOMINA MENSUAL ENERO 2014',2180,05,114);">
            <text:p>INSERT INTO scg_dt_cmp VALUES('0001','SCGCMP','SNOANTMEN010001','2014-01-31','---','-------------------------','6110800001302000001','SCGCMP','SNOANTMEN010001','D','PROVISION ANTIGUEDAD DE PRESTACIONES SOCIALES NOMINA MENSUAL ENERO 2014',2180,05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0714.52">
            <text:p>10.714,52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10001','2014-01-31','---','-------------------------','6110800003302000001','SCGCMP','SNOANTMEN010001','D','PROVISION ANTIGUEDAD DE PRESTACIONES SOCIALES NOMINA MENSUAL ENERO 2014',10714,52,115);">
            <text:p>INSERT INTO scg_dt_cmp VALUES('0001','SCGCMP','SNOANTMEN010001','2014-01-31','---','-------------------------','6110800003302000001','SCGCMP','SNOANTMEN010001','D','PROVISION ANTIGUEDAD DE PRESTACIONES SOCIALES NOMINA MENSUAL ENERO 2014',10714,52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26599.59">
            <text:p>26.599,59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10001','2014-01-31','---','-------------------------','6110800002900000001','SCGCMP','SNOANTMEN010001','D','PROVISION ANTIGUEDAD DE PRESTACIONES SOCIALES NOMINA MENSUAL ENERO 2014',26599,59,116);">
            <text:p>INSERT INTO scg_dt_cmp VALUES('0001','SCGCMP','SNOANTMEN010001','2014-01-31','---','-------------------------','6110800002900000001','SCGCMP','SNOANTMEN010001','D','PROVISION ANTIGUEDAD DE PRESTACIONES SOCIALES NOMINA MENSUAL ENERO 2014',26599,59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9806.41">
            <text:p>19.806,41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10001','2014-01-31','---','-------------------------','6110800004508000001','SCGCMP','SNOANTMEN010001','D','PROVISION ANTIGUEDAD DE PRESTACIONES SOCIALES NOMINA MENSUAL ENERO 2014',19806,41,117);">
            <text:p>INSERT INTO scg_dt_cmp VALUES('0001','SCGCMP','SNOANTMEN010001','2014-01-31','---','-------------------------','6110800004508000001','SCGCMP','SNOANTMEN010001','D','PROVISION ANTIGUEDAD DE PRESTACIONES SOCIALES NOMINA MENSUAL ENERO 2014',19806,41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59320.28">
            <text:p>59.320,28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10001','2014-01-31','---','-------------------------','6110800002301000001','SCGCMP','SNOANTMEN010001','D','PROVISION ANTIGUEDAD DE PRESTACIONES SOCIALES NOMINA MENSUAL ENERO 2014',59320,28,118);">
            <text:p>INSERT INTO scg_dt_cmp VALUES('0001','SCGCMP','SNOANTMEN010001','2014-01-31','---','-------------------------','6110800002301000001','SCGCMP','SNOANTMEN010001','D','PROVISION ANTIGUEDAD DE PRESTACIONES SOCIALES NOMINA MENSUAL ENERO 2014',59320,28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0169.07">
            <text:p>10.169,07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10001','2014-01-31','---','-------------------------','6110800004101000001','SCGCMP','SNOANTMEN010001','D','PROVISION ANTIGUEDAD DE PRESTACIONES SOCIALES NOMINA MENSUAL ENERO 2014',10169,07,119);">
            <text:p>INSERT INTO scg_dt_cmp VALUES('0001','SCGCMP','SNOANTMEN010001','2014-01-31','---','-------------------------','6110800004101000001','SCGCMP','SNOANTMEN010001','D','PROVISION ANTIGUEDAD DE PRESTACIONES SOCIALES NOMINA MENSUAL ENERO 2014',10169,07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17463">
            <text:p>17.463,00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10001','2014-01-31','---','-------------------------','6110800002302000001','SCGCMP','SNOANTMEN010001','D','PROVISION ANTIGUEDAD DE PRESTACIONES SOCIALES NOMINA MENSUAL ENERO 2014',17463,120);">
            <text:p>INSERT INTO scg_dt_cmp VALUES('0001','SCGCMP','SNOANTMEN010001','2014-01-31','---','-------------------------','6110800002302000001','SCGCMP','SNOANTMEN010001','D','PROVISION ANTIGUEDAD DE PRESTACIONES SOCIALES NOMINA MENSUAL ENERO 2014',17463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9864.55">
            <text:p>9.864,55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10001','2014-01-31','---','-------------------------','6110800002603000001','SCGCMP','SNOANTMEN010001','D','PROVISION ANTIGUEDAD DE PRESTACIONES SOCIALES NOMINA MENSUAL ENERO 2014',9864,55,121);">
            <text:p>INSERT INTO scg_dt_cmp VALUES('0001','SCGCMP','SNOANTMEN010001','2014-01-31','---','-------------------------','6110800002603000001','SCGCMP','SNOANTMEN010001','D','PROVISION ANTIGUEDAD DE PRESTACIONES SOCIALES NOMINA MENSUAL ENERO 2014',9864,55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6129.4">
            <text:p>6.129,40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10001','2014-01-31','---','-------------------------','6110800002803000001','SCGCMP','SNOANTMEN010001','D','PROVISION ANTIGUEDAD DE PRESTACIONES SOCIALES NOMINA MENSUAL ENERO 2014',6129,4,122);">
            <text:p>INSERT INTO scg_dt_cmp VALUES('0001','SCGCMP','SNOANTMEN010001','2014-01-31','---','-------------------------','6110800002803000001','SCGCMP','SNOANTMEN010001','D','PROVISION ANTIGUEDAD DE PRESTACIONES SOCIALES NOMINA MENSUAL ENERO 2014',6129,4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4784.95">
            <text:p>4.784,9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10001','2014-01-31','---','-------------------------','6110800002202000001','SCGCMP','SNOANTMEN010001','D','PROVISION ANTIGUEDAD DE PRESTACIONES SOCIALES NOMINA MENSUAL ENERO 2014',4784,95,123);">
            <text:p>INSERT INTO scg_dt_cmp VALUES('0001','SCGCMP','SNOANTMEN010001','2014-01-31','---','-------------------------','6110800002202000001','SCGCMP','SNOANTMEN010001','D','PROVISION ANTIGUEDAD DE PRESTACIONES SOCIALES NOMINA MENSUAL ENERO 2014',4784,9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3335.2">
            <text:p>3.335,20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10001','2014-01-31','---','-------------------------','6110800002703000001','SCGCMP','SNOANTMEN010001','D','PROVISION ANTIGUEDAD DE PRESTACIONES SOCIALES NOMINA MENSUAL ENERO 2014',3335,2,124);">
            <text:p>INSERT INTO scg_dt_cmp VALUES('0001','SCGCMP','SNOANTMEN010001','2014-01-31','---','-------------------------','6110800002703000001','SCGCMP','SNOANTMEN010001','D','PROVISION ANTIGUEDAD DE PRESTACIONES SOCIALES NOMINA MENSUAL ENERO 2014',3335,2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6287.65">
            <text:p>6.287,65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10001','2014-01-31','---','-------------------------','6110800002201000001','SCGCMP','SNOANTMEN010001','D','PROVISION ANTIGUEDAD DE PRESTACIONES SOCIALES NOMINA MENSUAL ENERO 2014',6287,65,125);">
            <text:p>INSERT INTO scg_dt_cmp VALUES('0001','SCGCMP','SNOANTMEN010001','2014-01-31','---','-------------------------','6110800002201000001','SCGCMP','SNOANTMEN010001','D','PROVISION ANTIGUEDAD DE PRESTACIONES SOCIALES NOMINA MENSUAL ENERO 2014',6287,65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108918.39">
            <text:p>108.918,39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10001','2014-01-31','---','-------------------------','6110800002403000001','SCGCMP','SNOANTMEN010001','D','PROVISION ANTIGUEDAD DE PRESTACIONES SOCIALES NOMINA MENSUAL ENERO 2014',108918,39,126);">
            <text:p>INSERT INTO scg_dt_cmp VALUES('0001','SCGCMP','SNOANTMEN010001','2014-01-31','---','-------------------------','6110800002403000001','SCGCMP','SNOANTMEN010001','D','PROVISION ANTIGUEDAD DE PRESTACIONES SOCIALES NOMINA MENSUAL ENERO 2014',108918,39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41310.26">
            <text:p>41.310,26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10001','2014-01-31','---','-------------------------','6110800003303000001','SCGCMP','SNOANTMEN010001','D','PROVISION ANTIGUEDAD DE PRESTACIONES SOCIALES NOMINA MENSUAL ENERO 2014',41310,26,127);">
            <text:p>INSERT INTO scg_dt_cmp VALUES('0001','SCGCMP','SNOANTMEN010001','2014-01-31','---','-------------------------','6110800003303000001','SCGCMP','SNOANTMEN010001','D','PROVISION ANTIGUEDAD DE PRESTACIONES SOCIALES NOMINA MENSUAL ENERO 2014',41310,26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33143.5">
            <text:p>33.143,50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10001','2014-01-31','---','-------------------------','6110800001303000001','SCGCMP','SNOANTMEN010001','D','PROVISION ANTIGUEDAD DE PRESTACIONES SOCIALES NOMINA MENSUAL ENERO 2014',33143,5,128);">
            <text:p>INSERT INTO scg_dt_cmp VALUES('0001','SCGCMP','SNOANTMEN010001','2014-01-31','---','-------------------------','6110800001303000001','SCGCMP','SNOANTMEN010001','D','PROVISION ANTIGUEDAD DE PRESTACIONES SOCIALES NOMINA MENSUAL ENERO 2014',33143,5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10001</text:p>
          </table:table-cell>
          <table:table-cell table:style-name="ce3" office:value-type="string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10001">
            <text:p>SNOANTMEN01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ENER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9665.65">
            <text:p>9.665,65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10001','2014-01-31','---','-------------------------','6110800001201000001','SCGCMP','SNOANTMEN010001','D','PROVISION ANTIGUEDAD DE PRESTACIONES SOCIALES NOMINA MENSUAL ENERO 2014',9665,65,129);">
            <text:p>INSERT INTO scg_dt_cmp VALUES('0001','SCGCMP','SNOANTMEN010001','2014-01-31','---','-------------------------','6110800001201000001','SCGCMP','SNOANTMEN010001','D','PROVISION ANTIGUEDAD DE PRESTACIONES SOCIALES NOMINA MENSUAL ENERO 2014',9665,65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10001">
            <text:p>SNOANTMEN010001</text:p>
          </table:table-cell>
          <table:table-cell table:formula="of:=[Hoja1.D3]" office:value-type="string" office:string-value="2014-01-31">
            <text:p>2014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ENERO 2014">
            <text:p>PROVISION ANTIGUEDAD DE PRESTACIONES SOCIALES NOMINA MENSUAL ENER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2933632.46166666">
            <text:p>2.933.632,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10001','2014-01-31','---','-------------------------','PROVISION ANTIGUEDAD DE PRESTACIONES SOCIALES NOMINA MENSUAL ENERO 2014',1,'-','----------','----------',2933632,46166666,0,0,0,'--','SIGESP');">
            <text:p>INSERT INTO sigesp_cmp VALUES('0001','SCGCMP','SNOANTMEN010001','2014-01-31','---','-------------------------','PROVISION ANTIGUEDAD DE PRESTACIONES SOCIALES NOMINA MENSUAL ENERO 2014',1,'-','----------','----------',2933632,46166666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2:50</dc:date>
    <dc:creator>Sistema </dc:creator>
    <meta:editing-duration>PT2H19M59S</meta:editing-duration>
    <meta:editing-cycles>23</meta:editing-cycles>
    <meta:generator>LibreOffice/3.5$Linux_X86_64 LibreOffice_project/350m1$Build-2</meta:generator>
    <meta:document-statistic meta:table-count="2" meta:cell-count="2003" meta:object-count="0"/>
  </office:meta>
</office:document-meta>
</file>